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04849" officeooo:paragraph-rsid="00104849"/>
    </style:style>
    <style:style style:name="P2" style:family="paragraph" style:parent-style-name="Standard">
      <style:text-properties fo:font-size="14pt" style:text-underline-style="none" officeooo:rsid="001da708" officeooo:paragraph-rsid="00104849" style:font-size-asian="14pt" style:font-size-complex="14pt"/>
    </style:style>
    <style:style style:name="P3" style:family="paragraph" style:parent-style-name="Standard">
      <style:text-properties fo:font-size="14pt" style:text-underline-style="solid" style:text-underline-width="auto" style:text-underline-color="font-color" officeooo:rsid="001da708" officeooo:paragraph-rsid="00104849" style:font-size-asian="14pt" style:font-size-complex="14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05d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Class 6 – <text:span text:style-name="T3">cu Popa Bogdan</text:span></text:p>
      <text:p text:style-name="P1"/>
      <text:p text:style-name="P3">StateMachine:</text:p>
      <text:p text:style-name="P2">filename: String</text:p>
      <text:p text:style-name="P2">initialState: State</text:p>
      <text:p text:style-name="P2">states: List&lt;State&gt;</text:p>
      <text:p text:style-name="P2">bool finiteAutomata: Boolean</text:p>
      <text:p text:style-name="P2">alphabet: Alphabet</text:p>
      <text:p text:style-name="P2"/>
      <text:p text:style-name="P3">State:</text:p>
      <text:p text:style-name="P2">name: String <text:span text:style-name="T2">* the name of the state *</text:span></text:p>
      <text:p text:style-name="P2"><text:span text:style-name="T1">transitions: MultiMap&lt;Symbol, StateName&gt; </text:span></text:p>
      <text:p text:style-name="P2"><text:span text:style-name="T1">isFinal: Boolean</text:span></text:p>
      <text:p text:style-name="P2"><text:span text:style-name="T1"/></text:p>
      <text:p text:style-name="P3"><text:span text:style-name="T1">Alphabet:</text:span></text:p>
      <text:p text:style-name="P2"><text:span text:style-name="T1">alphabet: List&lt;String&gt;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1-05T17:47:34.539789015</meta:creation-date>
    <dc:date>2021-11-05T17:48:28.562894496</dc:date>
    <meta:editing-duration>PT53S</meta:editing-duration>
    <meta:editing-cycles>2</meta:editing-cycles>
    <meta:generator>LibreOffice/7.0.4.2$MacOSX_X86_64 LibreOffice_project/dcf040e67528d9187c66b2379df5ea4407429775</meta:generator>
    <meta:document-statistic meta:table-count="0" meta:image-count="0" meta:object-count="0" meta:page-count="1" meta:paragraph-count="13" meta:word-count="35" meta:character-count="271" meta:non-whitespace-character-count="247"/>
  </office:meta>
</office:document-meta>
</file>